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7" calcext:value-type="float">
            <text:p><text:s text:c="3"/>142,737</text:p>
          </table:table-cell>
          <table:table-cell table:style-name="ce35" office:value-type="float" office:value="8726848" calcext:value-type="float">
            <text:p><text:s text:c="3"/>8,726,848</text:p>
          </table:table-cell>
          <table:table-cell table:style-name="ce35" office:value-type="float" office:value="23584865" calcext:value-type="float">
            <text:p><text:s text:c="3"/>23,584,865</text:p>
          </table:table-cell>
          <table:table-cell table:style-name="ce35" office:value-type="float" office:value="11712269" calcext:value-type="float">
            <text:p><text:s text:c="3"/>11,712,269</text:p>
          </table:table-cell>
          <table:table-cell table:style-name="ce35" office:value-type="float" office:value="11872596" calcext:value-type="float">
            <text:p><text:s text:c="3"/>11,872,596</text:p>
          </table:table-cell>
          <table:table-cell table:style-name="ce56" office:value-type="float" office:value="98.65" calcext:value-type="float">
            <text:p>98.65</text:p>
          </table:table-cell>
          <table:table-cell table:style-name="ce56" office:value-type="float" office:value="651.57" calcext:value-type="float">
            <text:p>651.57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4" calcext:value-type="float">
            <text:p><text:s text:c="3"/>142,734</text:p>
          </table:table-cell>
          <table:table-cell table:style-name="ce35" office:value-type="float" office:value="8734477" calcext:value-type="float">
            <text:p><text:s text:c="3"/>8,734,477</text:p>
          </table:table-cell>
          <table:table-cell table:style-name="ce35" office:value-type="float" office:value="23588932" calcext:value-type="float">
            <text:p><text:s text:c="3"/>23,588,932</text:p>
          </table:table-cell>
          <table:table-cell table:style-name="ce35" office:value-type="float" office:value="11712913" calcext:value-type="float">
            <text:p><text:s text:c="3"/>11,712,913</text:p>
          </table:table-cell>
          <table:table-cell table:style-name="ce35" office:value-type="float" office:value="11876019" calcext:value-type="float">
            <text:p><text:s text:c="3"/>11,876,019</text:p>
          </table:table-cell>
          <table:table-cell table:style-name="ce56" office:value-type="float" office:value="98.63" calcext:value-type="float">
            <text:p>98.63</text:p>
          </table:table-cell>
          <table:table-cell table:style-name="ce56" office:value-type="float" office:value="651.68" calcext:value-type="float">
            <text:p>651.68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590880142657" calcext:value-type="float">
            <text:p><text:s text:c="3"/>－1.16</text:p>
          </table:table-cell>
          <table:table-cell table:style-name="ce40" table:formula="of:=IF(ISERROR(([.E38]-[.E25])/[.E25]*100);0;([.E38]-[.E25])/[.E25]*100)" office:value-type="float" office:value="-3.24430585683297" calcext:value-type="float">
            <text:p>－ <text:s text:c="2"/>3.24</text:p>
          </table:table-cell>
          <table:table-cell table:style-name="ce22" table:formula="of:=IF(ISERROR(([.F38]-[.F25])/[.F25]*100);0;([.F38]-[.F25])/[.F25]*100)" office:value-type="float" office:value="0.988287663313678" calcext:value-type="float">
            <text:p>0.99</text:p>
          </table:table-cell>
          <table:table-cell table:style-name="ce22" table:formula="of:=IF(ISERROR(([.G38]-[.G25])/[.G25]*100);0;([.G38]-[.G25])/[.G25]*100)" office:value-type="float" office:value="0.0751127635400567" calcext:value-type="float">
            <text:p>0.08</text:p>
          </table:table-cell>
          <table:table-cell table:style-name="ce22" table:formula="of:=IF(ISERROR(([.H38]-[.H25])/[.H25]*100);0;([.H38]-[.H25])/[.H25]*100)" office:value-type="float" office:value="-0.0568877041668729" calcext:value-type="float">
            <text:p><text:s text:c="3"/>－0.06</text:p>
          </table:table-cell>
          <table:table-cell table:style-name="ce22" table:formula="of:=IF(ISERROR(([.I38]-[.I25])/[.I25]*100);0;([.I38]-[.I25])/[.I25]*100)" office:value-type="float" office:value="0.205642304398705" calcext:value-type="float">
            <text:p>0.21</text:p>
          </table:table-cell>
          <table:table-cell table:style-name="ce40" table:formula="of:=IF(ISERROR(([.J38]-[.J25])/[.J25]*100);0;([.J38]-[.J25])/[.J25]*100)" office:value-type="float" office:value="-0.262918394175351" calcext:value-type="float">
            <text:p>－ <text:s text:c="2"/>0.26</text:p>
          </table:table-cell>
          <table:table-cell table:style-name="ce22" table:formula="of:=IF(ISERROR(([.K38]-[.K25])/[.K25]*100);0;([.K38]-[.K25])/[.K25]*100)" office:value-type="float" office:value="0.0752468557563684" calcext:value-type="float">
            <text:p>0.08</text:p>
          </table:table-cell>
          <table:table-cell table:style-name="ce72" table:formula="of:=IF(ISERROR(([.L38]-[.L25])/[.L25]*100);0;([.L38]-[.L25])/[.L25]*100)" office:value-type="float" office:value="-1.09890109890109" calcext:value-type="float">
            <text:p>－ <text:s text:c="2"/>1.10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" calcext:value-type="float">
            <text:p>－</text:p>
          </table:table-cell>
          <table:table-cell table:style-name="ce41" table:formula="of:=IF(ISERROR(([.E38]-[.E37])/[.E37]*100);0;([.E38]-[.E37])/[.E37]*100)" office:value-type="float" office:value="-0.00210176758654028" calcext:value-type="float">
            <text:p><text:s text:c="4"/>－0.00</text:p>
          </table:table-cell>
          <table:table-cell table:style-name="ce23" table:formula="of:=IF(ISERROR(([.F38]-[.F37])/[.F37]*100);0;([.F38]-[.F37])/[.F37]*100)" office:value-type="float" office:value="0.0874198794341325" calcext:value-type="float">
            <text:p>0.09</text:p>
          </table:table-cell>
          <table:table-cell table:style-name="ce46" table:formula="of:=IF(ISERROR(([.G38]-[.G37])/[.G37]*100);0;([.G38]-[.G37])/[.G37]*100)" office:value-type="float" office:value="0.0172441097288452" calcext:value-type="float">
            <text:p>0.02</text:p>
          </table:table-cell>
          <table:table-cell table:style-name="ce48" table:formula="of:=IF(ISERROR(([.H38]-[.H37])/[.H37]*100);0;([.H38]-[.H37])/[.H37]*100)" office:value-type="float" office:value="0.00549850759062996" calcext:value-type="float">
            <text:p>0.01</text:p>
          </table:table-cell>
          <table:table-cell table:style-name="ce23" table:formula="of:=IF(ISERROR(([.I38]-[.I37])/[.I37]*100);0;([.I38]-[.I37])/[.I37]*100)" office:value-type="float" office:value="0.0288310997864326" calcext:value-type="float">
            <text:p>0.03</text:p>
          </table:table-cell>
          <table:table-cell table:style-name="ce57" table:formula="of:=IF(ISERROR(([.J38]-[.J37])/[.J37]*100);0;([.J38]-[.J37])/[.J37]*100)" office:value-type="float" office:value="-0.0202736948809024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0.0168822996761514" calcext:value-type="float">
            <text:p>0.02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1月4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12 月 底" calcext:value-type="string">
            <text:p><text:s text:c="5"/>中 華 民 國 107 年 12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4" calcext:value-type="float">
            <text:p><text:s text:c="3"/>142,734</text:p>
          </table:table-cell>
          <table:table-cell table:style-name="ce34" office:value-type="float" office:value="8734477" calcext:value-type="float">
            <text:p><text:s text:c="3"/>8,734,477</text:p>
          </table:table-cell>
          <table:table-cell table:style-name="ce34" office:value-type="float" office:value="23588932" calcext:value-type="float">
            <text:p><text:s text:c="3"/>23,588,932</text:p>
          </table:table-cell>
          <table:table-cell table:style-name="ce34" office:value-type="float" office:value="11712913" calcext:value-type="float">
            <text:p><text:s text:c="3"/>11,712,913</text:p>
          </table:table-cell>
          <table:table-cell table:style-name="ce34" office:value-type="float" office:value="11876019" calcext:value-type="float">
            <text:p><text:s text:c="3"/>11,876,019</text:p>
          </table:table-cell>
          <table:table-cell table:style-name="ce55" office:value-type="float" office:value="98.63" calcext:value-type="float">
            <text:p>98.63</text:p>
          </table:table-cell>
          <table:table-cell table:style-name="ce55" office:value-type="float" office:value="651.68" calcext:value-type="float">
            <text:p>651.68</text:p>
          </table:table-cell>
          <table:table-cell table:style-name="ce70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8" calcext:value-type="float">
            <text:p><text:s text:c="3"/>22,148</text:p>
          </table:table-cell>
          <table:table-cell table:style-name="ce34" office:value-type="float" office:value="1562037" calcext:value-type="float">
            <text:p><text:s text:c="3"/>1,562,037</text:p>
          </table:table-cell>
          <table:table-cell table:style-name="ce34" office:value-type="float" office:value="3995717" calcext:value-type="float">
            <text:p><text:s text:c="3"/>3,995,717</text:p>
          </table:table-cell>
          <table:table-cell table:style-name="ce34" office:value-type="float" office:value="1954968" calcext:value-type="float">
            <text:p><text:s text:c="3"/>1,954,968</text:p>
          </table:table-cell>
          <table:table-cell table:style-name="ce34" office:value-type="float" office:value="2040749" calcext:value-type="float">
            <text:p><text:s text:c="3"/>2,040,749</text:p>
          </table:table-cell>
          <table:table-cell table:style-name="ce55" office:value-type="float" office:value="95.8" calcext:value-type="float">
            <text:p>95.80</text:p>
          </table:table-cell>
          <table:table-cell table:style-name="ce55" office:value-type="float" office:value="1946.69" calcext:value-type="float">
            <text:p>1,946.69</text:p>
          </table:table-cell>
          <table:table-cell table:style-name="ce70" office:value-type="float" office:value="2.56" calcext:value-type="float">
            <text:p>2.56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9" calcext:value-type="float">
            <text:p><text:s text:c="3"/>9,569</text:p>
          </table:table-cell>
          <table:table-cell table:style-name="ce34" office:value-type="float" office:value="1056233" calcext:value-type="float">
            <text:p><text:s text:c="3"/>1,056,233</text:p>
          </table:table-cell>
          <table:table-cell table:style-name="ce34" office:value-type="float" office:value="2668572" calcext:value-type="float">
            <text:p><text:s text:c="3"/>2,668,572</text:p>
          </table:table-cell>
          <table:table-cell table:style-name="ce34" office:value-type="float" office:value="1273375" calcext:value-type="float">
            <text:p><text:s text:c="3"/>1,273,375</text:p>
          </table:table-cell>
          <table:table-cell table:style-name="ce34" office:value-type="float" office:value="1395197" calcext:value-type="float">
            <text:p><text:s text:c="3"/>1,395,197</text:p>
          </table:table-cell>
          <table:table-cell table:style-name="ce55" office:value-type="float" office:value="91.27" calcext:value-type="float">
            <text:p>91.27</text:p>
          </table:table-cell>
          <table:table-cell table:style-name="ce55" office:value-type="float" office:value="9818.16" calcext:value-type="float">
            <text:p>9,818.16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7" calcext:value-type="float">
            <text:p><text:s text:c="3"/>11,807</text:p>
          </table:table-cell>
          <table:table-cell table:style-name="ce34" office:value-type="float" office:value="807471" calcext:value-type="float">
            <text:p><text:s text:c="3"/>807,471</text:p>
          </table:table-cell>
          <table:table-cell table:style-name="ce34" office:value-type="float" office:value="2220872" calcext:value-type="float">
            <text:p><text:s text:c="3"/>2,220,872</text:p>
          </table:table-cell>
          <table:table-cell table:style-name="ce34" office:value-type="float" office:value="1104073" calcext:value-type="float">
            <text:p><text:s text:c="3"/>1,104,073</text:p>
          </table:table-cell>
          <table:table-cell table:style-name="ce34" office:value-type="float" office:value="1116799" calcext:value-type="float">
            <text:p><text:s text:c="3"/>1,116,799</text:p>
          </table:table-cell>
          <table:table-cell table:style-name="ce55" office:value-type="float" office:value="98.86" calcext:value-type="float">
            <text:p>98.86</text:p>
          </table:table-cell>
          <table:table-cell table:style-name="ce55" office:value-type="float" office:value="1818.96" calcext:value-type="float">
            <text:p>1,818.96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2652" calcext:value-type="float">
            <text:p><text:s text:c="3"/>972,652</text:p>
          </table:table-cell>
          <table:table-cell table:style-name="ce34" office:value-type="float" office:value="2803894" calcext:value-type="float">
            <text:p><text:s text:c="3"/>2,803,894</text:p>
          </table:table-cell>
          <table:table-cell table:style-name="ce34" office:value-type="float" office:value="1380106" calcext:value-type="float">
            <text:p><text:s text:c="3"/>1,380,106</text:p>
          </table:table-cell>
          <table:table-cell table:style-name="ce34" office:value-type="float" office:value="1423788" calcext:value-type="float">
            <text:p><text:s text:c="3"/>1,423,788</text:p>
          </table:table-cell>
          <table:table-cell table:style-name="ce55" office:value-type="float" office:value="96.93" calcext:value-type="float">
            <text:p>96.93</text:p>
          </table:table-cell>
          <table:table-cell table:style-name="ce55" office:value-type="float" office:value="1265.93" calcext:value-type="float">
            <text:p>1,265.93</text:p>
          </table:table-cell>
          <table:table-cell table:style-name="ce70" office:value-type="float" office:value="2.88" calcext:value-type="float">
            <text:p>2.8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0" calcext:value-type="float">
            <text:p><text:s text:c="3"/>9,650</text:p>
          </table:table-cell>
          <table:table-cell table:style-name="ce34" office:value-type="float" office:value="689258" calcext:value-type="float">
            <text:p><text:s text:c="3"/>689,258</text:p>
          </table:table-cell>
          <table:table-cell table:style-name="ce34" office:value-type="float" office:value="1883831" calcext:value-type="float">
            <text:p><text:s text:c="3"/>1,883,831</text:p>
          </table:table-cell>
          <table:table-cell table:style-name="ce34" office:value-type="float" office:value="939967" calcext:value-type="float">
            <text:p><text:s text:c="3"/>939,967</text:p>
          </table:table-cell>
          <table:table-cell table:style-name="ce34" office:value-type="float" office:value="943864" calcext:value-type="float">
            <text:p><text:s text:c="3"/>943,864</text:p>
          </table:table-cell>
          <table:table-cell table:style-name="ce55" office:value-type="float" office:value="99.59" calcext:value-type="float">
            <text:p>99.59</text:p>
          </table:table-cell>
          <table:table-cell table:style-name="ce55" office:value-type="float" office:value="859.55" calcext:value-type="float">
            <text:p>859.55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099955" calcext:value-type="float">
            <text:p><text:s text:c="3"/>1,099,955</text:p>
          </table:table-cell>
          <table:table-cell table:style-name="ce34" office:value-type="float" office:value="2773533" calcext:value-type="float">
            <text:p><text:s text:c="3"/>2,773,533</text:p>
          </table:table-cell>
          <table:table-cell table:style-name="ce34" office:value-type="float" office:value="1371957" calcext:value-type="float">
            <text:p><text:s text:c="3"/>1,371,957</text:p>
          </table:table-cell>
          <table:table-cell table:style-name="ce34" office:value-type="float" office:value="1401576" calcext:value-type="float">
            <text:p><text:s text:c="3"/>1,401,576</text:p>
          </table:table-cell>
          <table:table-cell table:style-name="ce55" office:value-type="float" office:value="97.89" calcext:value-type="float">
            <text:p>97.89</text:p>
          </table:table-cell>
          <table:table-cell table:style-name="ce55" office:value-type="float" office:value="939.59" calcext:value-type="float">
            <text:p>939.59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20" calcext:value-type="float">
            <text:p><text:s text:c="3"/>58,820</text:p>
          </table:table-cell>
          <table:table-cell table:style-name="ce34" office:value-type="float" office:value="2503195" calcext:value-type="float">
            <text:p><text:s text:c="3"/>2,503,195</text:p>
          </table:table-cell>
          <table:table-cell table:style-name="ce34" office:value-type="float" office:value="7090184" calcext:value-type="float">
            <text:p><text:s text:c="3"/>7,090,184</text:p>
          </table:table-cell>
          <table:table-cell table:style-name="ce34" office:value-type="float" office:value="3611525" calcext:value-type="float">
            <text:p><text:s text:c="3"/>3,611,525</text:p>
          </table:table-cell>
          <table:table-cell table:style-name="ce34" office:value-type="float" office:value="3478659" calcext:value-type="float">
            <text:p><text:s text:c="3"/>3,478,659</text:p>
          </table:table-cell>
          <table:table-cell table:style-name="ce55" office:value-type="float" office:value="103.82" calcext:value-type="float">
            <text:p>103.82</text:p>
          </table:table-cell>
          <table:table-cell table:style-name="ce55" office:value-type="float" office:value="282.36" calcext:value-type="float">
            <text:p>282.36</text:p>
          </table:table-cell>
          <table:table-cell table:style-name="ce70" office:value-type="float" office:value="2.83" calcext:value-type="float">
            <text:p>2.8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511" calcext:value-type="float">
            <text:p><text:s text:c="3"/>169,511</text:p>
          </table:table-cell>
          <table:table-cell table:style-name="ce35" office:value-type="float" office:value="455221" calcext:value-type="float">
            <text:p><text:s text:c="3"/>455,221</text:p>
          </table:table-cell>
          <table:table-cell table:style-name="ce35" office:value-type="float" office:value="230027" calcext:value-type="float">
            <text:p><text:s text:c="3"/>230,027</text:p>
          </table:table-cell>
          <table:table-cell table:style-name="ce35" office:value-type="float" office:value="225194" calcext:value-type="float">
            <text:p><text:s text:c="3"/>225,194</text:p>
          </table:table-cell>
          <table:table-cell table:style-name="ce56" office:value-type="float" office:value="102.15" calcext:value-type="float">
            <text:p>102.15</text:p>
          </table:table-cell>
          <table:table-cell table:style-name="ce56" office:value-type="float" office:value="212.36" calcext:value-type="float">
            <text:p>212.36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8" calcext:value-type="float">
            <text:p><text:s text:c="3"/>3,288</text:p>
          </table:table-cell>
          <table:table-cell table:style-name="ce35" office:value-type="float" office:value="195271" calcext:value-type="float">
            <text:p><text:s text:c="3"/>195,271</text:p>
          </table:table-cell>
          <table:table-cell table:style-name="ce35" office:value-type="float" office:value="557010" calcext:value-type="float">
            <text:p><text:s text:c="3"/>557,010</text:p>
          </table:table-cell>
          <table:table-cell table:style-name="ce35" office:value-type="float" office:value="284385" calcext:value-type="float">
            <text:p><text:s text:c="3"/>284,385</text:p>
          </table:table-cell>
          <table:table-cell table:style-name="ce35" office:value-type="float" office:value="272625" calcext:value-type="float">
            <text:p><text:s text:c="3"/>272,625</text:p>
          </table:table-cell>
          <table:table-cell table:style-name="ce56" office:value-type="float" office:value="104.31" calcext:value-type="float">
            <text:p>104.31</text:p>
          </table:table-cell>
          <table:table-cell table:style-name="ce56" office:value-type="float" office:value="390.19" calcext:value-type="float">
            <text:p>390.19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79" calcext:value-type="float">
            <text:p><text:s text:c="3"/>4,679</text:p>
          </table:table-cell>
          <table:table-cell table:style-name="ce35" office:value-type="float" office:value="189324" calcext:value-type="float">
            <text:p><text:s text:c="3"/>189,324</text:p>
          </table:table-cell>
          <table:table-cell table:style-name="ce35" office:value-type="float" office:value="548863" calcext:value-type="float">
            <text:p><text:s text:c="3"/>548,863</text:p>
          </table:table-cell>
          <table:table-cell table:style-name="ce35" office:value-type="float" office:value="283174" calcext:value-type="float">
            <text:p><text:s text:c="3"/>283,174</text:p>
          </table:table-cell>
          <table:table-cell table:style-name="ce35" office:value-type="float" office:value="265689" calcext:value-type="float">
            <text:p><text:s text:c="3"/>265,689</text:p>
          </table:table-cell>
          <table:table-cell table:style-name="ce56" office:value-type="float" office:value="106.58" calcext:value-type="float">
            <text:p>106.58</text:p>
          </table:table-cell>
          <table:table-cell table:style-name="ce56" office:value-type="float" office:value="301.52" calcext:value-type="float">
            <text:p>301.52</text:p>
          </table:table-cell>
          <table:table-cell table:style-name="ce71" office:value-type="float" office:value="2.9" calcext:value-type="float">
            <text:p>2.9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7" calcext:value-type="float">
            <text:p><text:s text:c="3"/>9,167</text:p>
          </table:table-cell>
          <table:table-cell table:style-name="ce35" office:value-type="float" office:value="389666" calcext:value-type="float">
            <text:p><text:s text:c="3"/>389,666</text:p>
          </table:table-cell>
          <table:table-cell table:style-name="ce35" office:value-type="float" office:value="1277824" calcext:value-type="float">
            <text:p><text:s text:c="3"/>1,277,824</text:p>
          </table:table-cell>
          <table:table-cell table:style-name="ce35" office:value-type="float" office:value="650677" calcext:value-type="float">
            <text:p><text:s text:c="3"/>650,677</text:p>
          </table:table-cell>
          <table:table-cell table:style-name="ce35" office:value-type="float" office:value="627147" calcext:value-type="float">
            <text:p><text:s text:c="3"/>627,147</text:p>
          </table:table-cell>
          <table:table-cell table:style-name="ce56" office:value-type="float" office:value="103.75" calcext:value-type="float">
            <text:p>103.75</text:p>
          </table:table-cell>
          <table:table-cell table:style-name="ce56" office:value-type="float" office:value="1189.34" calcext:value-type="float">
            <text:p>1,189.34</text:p>
          </table:table-cell>
          <table:table-cell table:style-name="ce71" office:value-type="float" office:value="3.28" calcext:value-type="float">
            <text:p>3.2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260" calcext:value-type="float">
            <text:p><text:s text:c="3"/>178,260</text:p>
          </table:table-cell>
          <table:table-cell table:style-name="ce35" office:value-type="float" office:value="497031" calcext:value-type="float">
            <text:p><text:s text:c="3"/>497,031</text:p>
          </table:table-cell>
          <table:table-cell table:style-name="ce35" office:value-type="float" office:value="254549" calcext:value-type="float">
            <text:p><text:s text:c="3"/>254,549</text:p>
          </table:table-cell>
          <table:table-cell table:style-name="ce35" office:value-type="float" office:value="242482" calcext:value-type="float">
            <text:p><text:s text:c="3"/>242,482</text:p>
          </table:table-cell>
          <table:table-cell table:style-name="ce56" office:value-type="float" office:value="104.98" calcext:value-type="float">
            <text:p>104.98</text:p>
          </table:table-cell>
          <table:table-cell table:style-name="ce56" office:value-type="float" office:value="121.04" calcext:value-type="float">
            <text:p>121.04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5" calcext:value-type="float">
            <text:p><text:s text:c="3"/>6,465</text:p>
          </table:table-cell>
          <table:table-cell table:style-name="ce35" office:value-type="float" office:value="241047" calcext:value-type="float">
            <text:p><text:s text:c="3"/>241,047</text:p>
          </table:table-cell>
          <table:table-cell table:style-name="ce35" office:value-type="float" office:value="686022" calcext:value-type="float">
            <text:p><text:s text:c="3"/>686,022</text:p>
          </table:table-cell>
          <table:table-cell table:style-name="ce35" office:value-type="float" office:value="355578" calcext:value-type="float">
            <text:p><text:s text:c="3"/>355,578</text:p>
          </table:table-cell>
          <table:table-cell table:style-name="ce35" office:value-type="float" office:value="330444" calcext:value-type="float">
            <text:p><text:s text:c="3"/>330,444</text:p>
          </table:table-cell>
          <table:table-cell table:style-name="ce56" office:value-type="float" office:value="107.61" calcext:value-type="float">
            <text:p>107.61</text:p>
          </table:table-cell>
          <table:table-cell table:style-name="ce56" office:value-type="float" office:value="531.46" calcext:value-type="float">
            <text:p>531.46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224" calcext:value-type="float">
            <text:p><text:s text:c="3"/>183,224</text:p>
          </table:table-cell>
          <table:table-cell table:style-name="ce35" office:value-type="float" office:value="507068" calcext:value-type="float">
            <text:p><text:s text:c="3"/>507,068</text:p>
          </table:table-cell>
          <table:table-cell table:style-name="ce35" office:value-type="float" office:value="263451" calcext:value-type="float">
            <text:p><text:s text:c="3"/>263,451</text:p>
          </table:table-cell>
          <table:table-cell table:style-name="ce35" office:value-type="float" office:value="243617" calcext:value-type="float">
            <text:p><text:s text:c="3"/>243,617</text:p>
          </table:table-cell>
          <table:table-cell table:style-name="ce56" office:value-type="float" office:value="108.14" calcext:value-type="float">
            <text:p>108.14</text:p>
          </table:table-cell>
          <table:table-cell table:style-name="ce56" office:value-type="float" office:value="266.37" calcext:value-type="float">
            <text:p>266.37</text:p>
          </table:table-cell>
          <table:table-cell table:style-name="ce71" office:value-type="float" office:value="2.77" calcext:value-type="float">
            <text:p>2.7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88" calcext:value-type="float">
            <text:p><text:s text:c="3"/>7,388</text:p>
          </table:table-cell>
          <table:table-cell table:style-name="ce35" office:value-type="float" office:value="287915" calcext:value-type="float">
            <text:p><text:s text:c="3"/>287,915</text:p>
          </table:table-cell>
          <table:table-cell table:style-name="ce35" office:value-type="float" office:value="825406" calcext:value-type="float">
            <text:p><text:s text:c="3"/>825,406</text:p>
          </table:table-cell>
          <table:table-cell table:style-name="ce35" office:value-type="float" office:value="421534" calcext:value-type="float">
            <text:p><text:s text:c="3"/>421,534</text:p>
          </table:table-cell>
          <table:table-cell table:style-name="ce35" office:value-type="float" office:value="403872" calcext:value-type="float">
            <text:p><text:s text:c="3"/>403,872</text:p>
          </table:table-cell>
          <table:table-cell table:style-name="ce56" office:value-type="float" office:value="104.37" calcext:value-type="float">
            <text:p>104.37</text:p>
          </table:table-cell>
          <table:table-cell table:style-name="ce56" office:value-type="float" office:value="297.38" calcext:value-type="float">
            <text:p>297.38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5" calcext:value-type="float">
            <text:p><text:s text:c="3"/>2,685</text:p>
          </table:table-cell>
          <table:table-cell table:style-name="ce35" office:value-type="float" office:value="83037" calcext:value-type="float">
            <text:p><text:s text:c="3"/>83,037</text:p>
          </table:table-cell>
          <table:table-cell table:style-name="ce35" office:value-type="float" office:value="218919" calcext:value-type="float">
            <text:p><text:s text:c="3"/>218,919</text:p>
          </table:table-cell>
          <table:table-cell table:style-name="ce35" office:value-type="float" office:value="112845" calcext:value-type="float">
            <text:p><text:s text:c="3"/>112,845</text:p>
          </table:table-cell>
          <table:table-cell table:style-name="ce35" office:value-type="float" office:value="106074" calcext:value-type="float">
            <text:p><text:s text:c="3"/>106,074</text:p>
          </table:table-cell>
          <table:table-cell table:style-name="ce56" office:value-type="float" office:value="106.38" calcext:value-type="float">
            <text:p>106.38</text:p>
          </table:table-cell>
          <table:table-cell table:style-name="ce56" office:value-type="float" office:value="62.28" calcext:value-type="float">
            <text:p>62.28</text:p>
          </table:table-cell>
          <table:table-cell table:style-name="ce71" office:value-type="float" office:value="2.64" calcext:value-type="float">
            <text:p>2.6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7" calcext:value-type="float">
            <text:p><text:s text:c="3"/>3,577</text:p>
          </table:table-cell>
          <table:table-cell table:style-name="ce35" office:value-type="float" office:value="126222" calcext:value-type="float">
            <text:p><text:s text:c="3"/>126,222</text:p>
          </table:table-cell>
          <table:table-cell table:style-name="ce35" office:value-type="float" office:value="327968" calcext:value-type="float">
            <text:p><text:s text:c="3"/>327,968</text:p>
          </table:table-cell>
          <table:table-cell table:style-name="ce35" office:value-type="float" office:value="166258" calcext:value-type="float">
            <text:p><text:s text:c="3"/>166,258</text:p>
          </table:table-cell>
          <table:table-cell table:style-name="ce35" office:value-type="float" office:value="161710" calcext:value-type="float">
            <text:p><text:s text:c="3"/>161,710</text:p>
          </table:table-cell>
          <table:table-cell table:style-name="ce56" office:value-type="float" office:value="102.81" calcext:value-type="float">
            <text:p>102.81</text:p>
          </table:table-cell>
          <table:table-cell table:style-name="ce56" office:value-type="float" office:value="70.86" calcext:value-type="float">
            <text:p>70.86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40574" calcext:value-type="float">
            <text:p><text:s text:c="3"/>40,574</text:p>
          </table:table-cell>
          <table:table-cell table:style-name="ce35" office:value-type="float" office:value="104440" calcext:value-type="float">
            <text:p><text:s text:c="3"/>104,440</text:p>
          </table:table-cell>
          <table:table-cell table:style-name="ce35" office:value-type="float" office:value="53807" calcext:value-type="float">
            <text:p><text:s text:c="3"/>53,807</text:p>
          </table:table-cell>
          <table:table-cell table:style-name="ce35" office:value-type="float" office:value="50633" calcext:value-type="float">
            <text:p><text:s text:c="3"/>50,633</text:p>
          </table:table-cell>
          <table:table-cell table:style-name="ce56" office:value-type="float" office:value="106.27" calcext:value-type="float">
            <text:p>106.27</text:p>
          </table:table-cell>
          <table:table-cell table:style-name="ce56" office:value-type="float" office:value="823.24" calcext:value-type="float">
            <text:p>823.24</text:p>
          </table:table-cell>
          <table:table-cell table:style-name="ce71" office:value-type="float" office:value="2.57" calcext:value-type="float">
            <text:p>2.5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580" calcext:value-type="float">
            <text:p><text:s text:c="3"/>153,580</text:p>
          </table:table-cell>
          <table:table-cell table:style-name="ce35" office:value-type="float" office:value="370155" calcext:value-type="float">
            <text:p><text:s text:c="3"/>370,155</text:p>
          </table:table-cell>
          <table:table-cell table:style-name="ce35" office:value-type="float" office:value="184978" calcext:value-type="float">
            <text:p><text:s text:c="3"/>184,978</text:p>
          </table:table-cell>
          <table:table-cell table:style-name="ce35" office:value-type="float" office:value="185177" calcext:value-type="float">
            <text:p><text:s text:c="3"/>185,177</text:p>
          </table:table-cell>
          <table:table-cell table:style-name="ce56" office:value-type="float" office:value="99.89" calcext:value-type="float">
            <text:p>99.89</text:p>
          </table:table-cell>
          <table:table-cell table:style-name="ce56" office:value-type="float" office:value="2788.17" calcext:value-type="float">
            <text:p>2,788.17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2" calcext:value-type="float">
            <text:p><text:s text:c="3"/>2,182</text:p>
          </table:table-cell>
          <table:table-cell table:style-name="ce35" office:value-type="float" office:value="165639" calcext:value-type="float">
            <text:p><text:s text:c="3"/>165,639</text:p>
          </table:table-cell>
          <table:table-cell table:style-name="ce35" office:value-type="float" office:value="445635" calcext:value-type="float">
            <text:p><text:s text:c="3"/>445,635</text:p>
          </table:table-cell>
          <table:table-cell table:style-name="ce35" office:value-type="float" office:value="219846" calcext:value-type="float">
            <text:p><text:s text:c="3"/>219,846</text:p>
          </table:table-cell>
          <table:table-cell table:style-name="ce35" office:value-type="float" office:value="225789" calcext:value-type="float">
            <text:p><text:s text:c="3"/>225,789</text:p>
          </table:table-cell>
          <table:table-cell table:style-name="ce56" office:value-type="float" office:value="97.37" calcext:value-type="float">
            <text:p>97.37</text:p>
          </table:table-cell>
          <table:table-cell table:style-name="ce56" office:value-type="float" office:value="4278.67" calcext:value-type="float">
            <text:p>4,278.67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4" calcext:value-type="float">
            <text:p><text:s text:c="3"/>1,394</text:p>
          </table:table-cell>
          <table:table-cell table:style-name="ce35" office:value-type="float" office:value="99925" calcext:value-type="float">
            <text:p><text:s text:c="3"/>99,925</text:p>
          </table:table-cell>
          <table:table-cell table:style-name="ce35" office:value-type="float" office:value="268622" calcext:value-type="float">
            <text:p><text:s text:c="3"/>268,622</text:p>
          </table:table-cell>
          <table:table-cell table:style-name="ce35" office:value-type="float" office:value="130416" calcext:value-type="float">
            <text:p><text:s text:c="3"/>130,416</text:p>
          </table:table-cell>
          <table:table-cell table:style-name="ce35" office:value-type="float" office:value="138206" calcext:value-type="float">
            <text:p><text:s text:c="3"/>138,206</text:p>
          </table:table-cell>
          <table:table-cell table:style-name="ce56" office:value-type="float" office:value="94.36" calcext:value-type="float">
            <text:p>94.36</text:p>
          </table:table-cell>
          <table:table-cell table:style-name="ce56" office:value-type="float" office:value="4475.12" calcext:value-type="float">
            <text:p>4,475.12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676" calcext:value-type="float">
            <text:p><text:s text:c="3"/>43,676</text:p>
          </table:table-cell>
          <table:table-cell table:style-name="ce34" office:value-type="float" office:value="152329" calcext:value-type="float">
            <text:p><text:s text:c="3"/>152,329</text:p>
          </table:table-cell>
          <table:table-cell table:style-name="ce34" office:value-type="float" office:value="76942" calcext:value-type="float">
            <text:p><text:s text:c="3"/>76,942</text:p>
          </table:table-cell>
          <table:table-cell table:style-name="ce34" office:value-type="float" office:value="75387" calcext:value-type="float">
            <text:p><text:s text:c="3"/>75,387</text:p>
          </table:table-cell>
          <table:table-cell table:style-name="ce55" office:value-type="float" office:value="102.06" calcext:value-type="float">
            <text:p>102.06</text:p>
          </table:table-cell>
          <table:table-cell table:style-name="ce55" office:value-type="float" office:value="844.13" calcext:value-type="float">
            <text:p>844.13</text:p>
          </table:table-cell>
          <table:table-cell table:style-name="ce70" office:value-type="float" office:value="3.49" calcext:value-type="float">
            <text:p>3.4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616" calcext:value-type="float">
            <text:p><text:s text:c="3"/>40,616</text:p>
          </table:table-cell>
          <table:table-cell table:style-name="ce35" office:value-type="float" office:value="139273" calcext:value-type="float">
            <text:p><text:s text:c="3"/>139,273</text:p>
          </table:table-cell>
          <table:table-cell table:style-name="ce35" office:value-type="float" office:value="69494" calcext:value-type="float">
            <text:p><text:s text:c="3"/>69,494</text:p>
          </table:table-cell>
          <table:table-cell table:style-name="ce35" office:value-type="float" office:value="69779" calcext:value-type="float">
            <text:p><text:s text:c="3"/>69,779</text:p>
          </table:table-cell>
          <table:table-cell table:style-name="ce56" office:value-type="float" office:value="99.59" calcext:value-type="float">
            <text:p>99.59</text:p>
          </table:table-cell>
          <table:table-cell table:style-name="ce56" office:value-type="float" office:value="918.35" calcext:value-type="float">
            <text:p>918.35</text:p>
          </table:table-cell>
          <table:table-cell table:style-name="ce71" office:value-type="float" office:value="3.43" calcext:value-type="float">
            <text:p>3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60" calcext:value-type="float">
            <text:p><text:s text:c="3"/>3,060</text:p>
          </table:table-cell>
          <table:table-cell table:style-name="ce35" office:value-type="float" office:value="13056" calcext:value-type="float">
            <text:p><text:s text:c="3"/>13,056</text:p>
          </table:table-cell>
          <table:table-cell table:style-name="ce35" office:value-type="float" office:value="7448" calcext:value-type="float">
            <text:p><text:s text:c="3"/>7,448</text:p>
          </table:table-cell>
          <table:table-cell table:style-name="ce35" office:value-type="float" office:value="5608" calcext:value-type="float">
            <text:p><text:s text:c="3"/>5,608</text:p>
          </table:table-cell>
          <table:table-cell table:style-name="ce56" office:value-type="float" office:value="132.81" calcext:value-type="float">
            <text:p>132.81</text:p>
          </table:table-cell>
          <table:table-cell table:style-name="ce56" office:value-type="float" office:value="453.33" calcext:value-type="float">
            <text:p>453.33</text:p>
          </table:table-cell>
          <table:table-cell table:style-name="ce71" office:value-type="float" office:value="4.27" calcext:value-type="float">
            <text:p>4.27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1月4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